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7000000655D8096514F522A0A.png" manifest:media-type="image/png"/>
  <manifest:file-entry manifest:full-path="Pictures/10000000000000E9000000FAB3CA1B2FCC142F4B.png" manifest:media-type="image/png"/>
  <manifest:file-entry manifest:full-path="Pictures/10000000000001DF000000B40E7C786B2265AFA8.png" manifest:media-type="image/png"/>
  <manifest:file-entry manifest:full-path="Pictures/10000000000000F5000000EE23334DCD8C270505.png" manifest:media-type="image/png"/>
  <manifest:file-entry manifest:full-path="Pictures/100000000000010C000000591B67536C7339873B.png" manifest:media-type="image/png"/>
  <manifest:file-entry manifest:full-path="Pictures/10000000000000F600000046CDF69973A901D9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482cm" svg:height="1.684cm" svg:x="0.6cm" svg:y="5.316cm">
          <draw:image xlink:href="Pictures/10000000000001DF000000B40E7C786B2265AFA8.png" xlink:type="simple" xlink:show="embed" xlink:actuate="onLoad">
            <text:p/>
          </draw:image>
        </draw:frame>
        <draw:frame draw:style-name="gr1" draw:text-style-name="P1" draw:layer="layout" svg:width="2.548cm" svg:height="2.734cm" svg:x="3.175cm" svg:y="2.615cm">
          <draw:image xlink:href="Pictures/10000000000000E9000000FAB3CA1B2FCC142F4B.png" xlink:type="simple" xlink:show="embed" xlink:actuate="onLoad">
            <text:p/>
          </draw:image>
        </draw:frame>
        <draw:frame draw:style-name="gr1" draw:text-style-name="P1" draw:layer="layout" svg:width="2.548cm" svg:height="2.734cm" svg:x="3.2cm" svg:y="2.6cm">
          <draw:image xlink:href="Pictures/10000000000000E9000000FAB3CA1B2FCC142F4B.png" xlink:type="simple" xlink:show="embed" xlink:actuate="onLoad">
            <text:p/>
          </draw:image>
        </draw:frame>
        <draw:frame draw:style-name="gr1" draw:text-style-name="P1" draw:layer="layout" svg:width="2.548cm" svg:height="2.734cm" svg:x="3.2cm" svg:y="2.666cm">
          <draw:image xlink:href="Pictures/10000000000000E9000000FAB3CA1B2FCC142F4B.png" xlink:type="simple" xlink:show="embed" xlink:actuate="onLoad">
            <text:p/>
          </draw:image>
        </draw:frame>
        <draw:frame draw:style-name="gr1" draw:text-style-name="P1" draw:layer="layout" svg:width="2.194cm" svg:height="2.131cm" svg:x="3.193cm" svg:y="0.5cm">
          <draw:image xlink:href="Pictures/10000000000000F5000000EE23334DCD8C270505.png" xlink:type="simple" xlink:show="embed" xlink:actuate="onLoad">
            <text:p/>
          </draw:image>
        </draw:frame>
        <draw:frame draw:style-name="gr1" draw:text-style-name="P1" draw:layer="layout" svg:width="2.874cm" svg:height="0.954cm" svg:x="3.179cm" svg:y="6.64cm">
          <draw:image xlink:href="Pictures/100000000000010C000000591B67536C7339873B.png" xlink:type="simple" xlink:show="embed" xlink:actuate="onLoad">
            <text:p/>
          </draw:image>
        </draw:frame>
        <draw:frame draw:style-name="gr1" draw:text-style-name="P1" draw:layer="layout" svg:width="2.883cm" svg:height="0.82cm" svg:x="3.3cm" svg:y="7.58cm">
          <draw:image xlink:href="Pictures/10000000000000F600000046CDF69973A901D9B8.png" xlink:type="simple" xlink:show="embed" xlink:actuate="onLoad">
            <text:p/>
          </draw:image>
        </draw:frame>
        <draw:frame draw:style-name="gr1" draw:text-style-name="P1" draw:layer="layout" svg:width="3.312cm" svg:height="1.271cm" svg:x="3.332cm" svg:y="8.274cm">
          <draw:image xlink:href="Pictures/1000000000000107000000655D8096514F522A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5T10:26:14.580000000</dc:date>
    <meta:editing-duration>PT8M52S</meta:editing-duration>
    <meta:editing-cycles>3</meta:editing-cycles>
    <meta:generator>LibreOffice/5.1.3.2$Windows_x86 LibreOffice_project/644e4637d1d8544fd9f56425bd6cec110e49301b</meta:generator>
    <meta:document-statistic meta:object-count="8"/>
  </office:meta>
</office:document-meta>
</file>